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27d42c" officeooo:paragraph-rsid="0027d42c"/>
    </style:style>
    <style:style style:name="P3" style:family="paragraph" style:parent-style-name="Standard">
      <style:text-properties fo:language="pl" fo:country="PL" officeooo:paragraph-rsid="002a887a"/>
    </style:style>
    <style:style style:name="P4" style:family="paragraph" style:parent-style-name="Standard">
      <style:text-properties fo:language="pl" fo:country="PL" officeooo:rsid="00329b05" officeooo:paragraph-rsid="00329b05"/>
    </style:style>
    <style:style style:name="P5" style:family="paragraph" style:parent-style-name="Standard">
      <style:text-properties fo:language="pl" fo:country="PL" officeooo:rsid="003f5dc6" officeooo:paragraph-rsid="00343946"/>
    </style:style>
    <style:style style:name="P6" style:family="paragraph" style:parent-style-name="Standard">
      <style:text-properties fo:language="pl" fo:country="PL" style:text-underline-style="none" fo:font-weight="normal" officeooo:rsid="01b4470b" officeooo:paragraph-rsid="01b4470b" style:font-weight-asian="normal" style:font-weight-complex="normal"/>
    </style:style>
    <style:style style:name="P7" style:family="paragraph" style:parent-style-name="Standard">
      <style:text-properties fo:language="pl" fo:country="PL" style:text-underline-style="none" fo:font-weight="normal" officeooo:rsid="01b55401" officeooo:paragraph-rsid="01b55401" style:font-weight-asian="normal" style:font-weight-complex="normal"/>
    </style:style>
    <style:style style:name="P8" style:family="paragraph" style:parent-style-name="Standard">
      <style:text-properties fo:language="pl" fo:country="PL" style:text-underline-style="none" fo:font-weight="normal" officeooo:rsid="01b6b6f3" officeooo:paragraph-rsid="01b6b6f3" style:font-weight-asian="normal" style:font-weight-complex="normal"/>
    </style:style>
    <style:style style:name="P9" style:family="paragraph" style:parent-style-name="Standard">
      <style:text-properties fo:language="pl" fo:country="PL" style:text-underline-style="none" fo:font-weight="normal" officeooo:rsid="01b77cb5" officeooo:paragraph-rsid="01b77cb5" style:font-weight-asian="normal" style:font-weight-complex="normal"/>
    </style:style>
    <style:style style:name="P10" style:family="paragraph" style:parent-style-name="Standard">
      <style:text-properties fo:language="pl" fo:country="PL" style:text-underline-style="none" fo:font-weight="normal" officeooo:rsid="01b939ec" officeooo:paragraph-rsid="01b939ec" style:font-weight-asian="normal" style:font-weight-complex="normal"/>
    </style:style>
    <style:style style:name="P11" style:family="paragraph" style:parent-style-name="Standard">
      <style:text-properties fo:language="pl" fo:country="PL" officeooo:paragraph-rsid="01b4470b"/>
    </style:style>
    <style:style style:name="T1" style:family="text">
      <style:text-properties officeooo:rsid="002a887a"/>
    </style:style>
    <style:style style:name="T2" style:family="text">
      <style:text-properties officeooo:rsid="0030e08b"/>
    </style:style>
    <style:style style:name="T3" style:family="text">
      <style:text-properties officeooo:rsid="005d7a8e"/>
    </style:style>
    <style:style style:name="T4" style:family="text">
      <style:text-properties officeooo:rsid="0086dc34"/>
    </style:style>
    <style:style style:name="T5" style:family="text">
      <style:text-properties officeooo:rsid="008c0fa1"/>
    </style:style>
    <style:style style:name="T6" style:family="text">
      <style:text-properties officeooo:rsid="00c4b2dd"/>
    </style:style>
    <style:style style:name="T7" style:family="text">
      <style:text-properties officeooo:rsid="01402302"/>
    </style:style>
    <style:style style:name="T8" style:family="text">
      <style:text-properties officeooo:rsid="01469c8e"/>
    </style:style>
    <style:style style:name="T9" style:family="text">
      <style:text-properties officeooo:rsid="01b359cc"/>
    </style:style>
    <style:style style:name="T10" style:family="text">
      <style:text-properties officeooo:rsid="01b4470b"/>
    </style:style>
    <style:style style:name="T11" style:family="text">
      <style:text-properties officeooo:rsid="0027d42c"/>
    </style:style>
    <style:style style:name="T12" style:family="text">
      <style:text-properties officeooo:rsid="01b6b6f3"/>
    </style:style>
    <style:style style:name="T13" style:family="text">
      <style:text-properties officeooo:rsid="01b77cb5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variable-decls>
        <text:variable-decl office:value-type="float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* </text:span><text:span text:style-name="T5">D</text:span><text:span text:style-name="T4">ate</text:span>: 2025.<text:span text:style-name="T1">0</text:span><text:span text:style-name="T7">7</text:span>.<text:span text:style-name="T9">2</text:span><text:span text:style-name="T7">7</text:span></text:p>
      <text:p text:style-name="P1"><text:span text:style-name="T4">* </text:span><text:span text:style-name="T5">S</text:span><text:span text:style-name="T4">ource</text:span>: <text:span text:style-name="T7">Dzikie serce. Tęsknoty męskiej natury.</text:span></text:p>
      <text:p text:style-name="P2">* <text:span text:style-name="T5">A</text:span>utor:<text:span text:style-name="T7">Angela Duckworth</text:span></text:p>
      <text:p text:style-name="P11"><text:span text:style-name="T4">* </text:span><text:span text:style-name="T5">Y</text:span><text:span text:style-name="T4">ear</text:span><text:span text:style-name="T11">: </text:span><text:span text:style-name="T6">20</text:span><text:span text:style-name="T10">1</text:span><text:span text:style-name="T6">6</text:span></text:p>
      <text:p text:style-name="P11"><text:span text:style-name="T4">* </text:span><text:span text:style-name="T5">C</text:span><text:span text:style-name="T4">ategory</text:span>: <text:span text:style-name="T2">książka</text:span></text:p>
      <text:p text:style-name="P1">* <text:span text:style-name="T5">Shortname: </text:span><text:span text:style-name="T9">upor</text:span></text:p>
      <text:p text:style-name="P1"><text:span text:style-name="T4">* </text:span><text:span text:style-name="T5">M</text:span><text:span text:style-name="T4">odified</text:span>: <text:date style:data-style-name="N49" text:date-value="2025-07-27T18:43:39.445417192">2025-07-27</text:date>, <text:time style:data-style-name="N61" text:time-value="2025-07-27T18:43:39.445633445">18:28:12</text:time></text:p>
      <text:p text:style-name="P5"/>
      <text:p text:style-name="P5"/>
      <text:p text:style-name="P4">#<text:span text:style-name="T3">###</text:span> <text:span text:style-name="T8">Rozdział </text:span><text:span text:style-name="T10">x</text:span></text:p>
      <text:p text:style-name="P4"/>
      <text:p text:style-name="P6">Możesz coś poprawić, jeśli to zmierzysz.</text:p>
      <text:p text:style-name="P6">Angela Duckworth (s. xx)</text:p>
      <text:p text:style-name="P6"/>
      <text:p text:style-name="P8"># 206</text:p>
      <text:p text:style-name="P7">Przez cały sezon zaczynałem treningi jako pierwszy i wychodziłem ostatni. <text:span text:style-name="T12">Ćwiczyłem tylko podkręcone rzuty, </text:span><text:span text:style-name="T13">bo chciał być rozgrywającym.</text:span> (s. 206)</text:p>
      <text:p text:style-name="P7">Angela Duckworth</text:p>
      <text:p text:style-name="P7"/>
      <text:p text:style-name="P8">#<text:span text:style-name="T13"> 207</text:span></text:p>
      <text:p text:style-name="P9">Dyscyplina i sumienne podejście do pracy, tego trzeba się nauczyć, to nie stanie się samo. Trzeba dokończyć to ci się zaczęło, czegokolwie się podejmiesz musisz doprowadzić to do końca! <text:s/>Weź się w karby i dokończ sprawę. (s. 207)</text:p>
      <text:p text:style-name="P9">Angele Duckworth</text:p>
      <text:p text:style-name="P9"/>
      <text:p text:style-name="P9"># 213</text:p>
      <text:p text:style-name="P10">Uporczywe dążenie do czegoś w dużej mierze wynika z wiary, że potrafię to zrobić. Ta wiara bierze się z poczucia własnej wartości. (s. 213)</text:p>
      <text:p text:style-name="P10">Angela Duckworth</text:p>
      <text:p text:style-name="P10"/>
      <text:p text:style-name="P10"># 214</text:p>
      <text:p text:style-name="P10">Etyka pracy. Dokończenie czegoś wymaga pracy. Jeśli nie dokończyłeś powieści, to nie jesteś pisarzem, tylko gościem który robi notatki. (s. 214)</text:p>
      <text:p text:style-name="P10">Angela Duckowrth</text:p>
      <text:p text:style-name="P10"/>
      <text:p text:style-name="P10"># 220</text:p>
      <text:p text:style-name="P10">Praca ma pierwszeństwo przed zabawą. (s. 220)</text:p>
      <text:p text:style-name="P10">Angela Duckworth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1:38.163855271</meta:creation-date>
    <dc:date>2025-07-27T18:43:39.266129088</dc:date>
    <meta:editing-duration>PT22H9M10S</meta:editing-duration>
    <meta:editing-cycles>392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169" meta:character-count="1056" meta:non-whitespace-character-count="911"/>
  </office:meta>
</office:document-meta>
</file>